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Zend Framework 2</text:h>
      <text:h text:style-name="P3" text:outline-level="1">План на представяне</text:h>
      <text:p text:style-name="P1"><text:span text:style-name="T1"/></text:p>
      <text:list xml:id="list1125011148" text:style-name="L1">
        <text:list-item>
          <text:p text:style-name="P2">Представяне – кои сме ние?</text:p>
        </text:list-item>
        <text:list-item>
          <text:p text:style-name="P2">На кратко за PHP и корпурацията Zend Technologies</text:p>
          <text:list>
            <text:list-item>
              <text:p text:style-name="P2">Й: PHP и Zend – кратки описания, произход името на компанията</text:p>
            </text:list-item>
            <text:list-item>
              <text:p text:style-name="P2">Л: 40 000 клиента, множество продукти като Zend Server (защитен от сривове и грешки), Zend Framework, Zend Studio.</text:p>
            </text:list-item>
          </text:list>
        </text:list-item>
        <text:list-item>
          <text:p text:style-name="P2">Общо за Zend Framework</text:p>
          <text:list>
            <text:list-item>
              <text:p text:style-name="P2">Й: Кратко определение на фреймуърка</text:p>
            </text:list-item>
            <text:list-item>
              <text:p text:style-name="P2">Л: Начало на разработката на ZF е 2005-та година, версия 1 все още се поддържа + създадена е силна и обширна общност</text:p>
            </text:list-item>
          </text:list>
        </text:list-item>
        <text:list-item>
          <text:p text:style-name="P2">Zend Framework 1 – недостатъци</text:p>
          <text:list>
            <text:list-item>
              <text:p text:style-name="P2">Й: Autoloader, Module System</text:p>
            </text:list-item>
            <text:list-item>
              <text:p text:style-name="P2">Л: Дълги имена на класовете (+ шегата за дългите имена), Zend_Db</text:p>
            </text:list-item>
            <text:list-item>
              <text:p text:style-name="P2">Й и Л: Проблеми с производителността</text:p>
            </text:list-item>
          </text:list>
        </text:list-item>
        <text:list-item>
          <text:p text:style-name="P2">Zend Framework 2</text:p>
          <text:list>
            <text:list-item>
              <text:p text:style-name="P2">Нуждата от ZF 2</text:p>
              <text:list>
                <text:list-item>
                  <text:p text:style-name="P2">Л: Оглед на недостатъците + новите възможности на PHP &gt;= 5.3</text:p>
                </text:list-item>
                <text:list-item>
                  <text:p text:style-name="P2">Й: Лесно заменими класове – Dependency Injection</text:p>
                </text:list-item>
              </text:list>
            </text:list-item>
            <text:list-item>
              <text:p text:style-name="P2">Dependency Injection</text:p>
              <text:list>
                <text:list-item>
                  <text:p text:style-name="P2">Й: Примерът с касетофона</text:p>
                </text:list-item>
              </text:list>
            </text:list-item>
            <text:list-item>
              <text:p text:style-name="P2">DI Containers - Любо</text:p>
            </text:list-item>
            <text:list-item>
              <text:p text:style-name="P2">Service Locator (Zend\ServiceManager) - Йоан</text:p>
            </text:list-item>
            <text:list-item>
              <text:p text:style-name="P2">Event-Manager – Любо</text:p>
            </text:list-item>
            <text:list-item>
              <text:p text:style-name="P2">Routing - Йоан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Grigorov</meta:initial-creator>
    <meta:creation-date>2013-05-09T18:45:15</meta:creation-date>
    <dc:date>2013-05-09T19:02:55</dc:date>
    <dc:creator>Joan Grigorov</dc:creator>
    <meta:editing-duration>PT2M</meta:editing-duration>
    <meta:editing-cycles>1</meta:editing-cycles>
    <meta:document-statistic meta:table-count="0" meta:image-count="0" meta:object-count="0" meta:page-count="1" meta:paragraph-count="23" meta:word-count="172" meta:character-count="984" meta:non-whitespace-character-count="837"/>
    <meta:generator>LibreOffice/3.5$Linux_X86_64 LibreOffice_project/350m1$Build-2</meta:generator>
  </office:meta>
</office:document-meta>
</file>